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gr3" style:family="graphic" style:parent-style-name="measure">
      <style:graphic-properties draw:stroke="none" draw:fill="none" fo:min-height="0.476cm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2" style:family="paragraph">
      <style:paragraph-properties fo:text-align="center"/>
      <style:text-properties fo:font-family="'Palatino Linotype'" style:font-family-generic="roman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cm" svg:height="12.452cm" svg:x="0.702cm" svg:y="8.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2" draw:layer="measurelines" svg:x1="2.306cm" svg:y1="10.957cm" svg:x2="6.068cm" svg:y2="10.957cm">
          <text:p text:style-name="P1"><text:span text:style-name="T1">Private Zone</text:span></text:p>
        </draw:measure>
        <draw:measure draw:style-name="gr2" draw:text-style-name="P2" draw:layer="layout" svg:x1="6.068cm" svg:y1="10.957cm" svg:x2="13.464cm" svg:y2="10.957cm">
          <text:p text:style-name="P1"><text:span text:style-name="T1">Soziale Zone</text:span></text:p>
        </draw:measure>
        <draw:measure draw:style-name="gr2" draw:text-style-name="P4" draw:layer="layout" svg:x1="13.461cm" svg:y1="10.957cm" svg:x2="19.195cm" svg:y2="10.957cm">
          <text:p text:style-name="P3"><text:span text:style-name="T1">Öffentliche Zone</text:span><text:span text:style-name="T1"><text:measure text:kind="gap"/></text:span></text:p>
        </draw:measure>
        <draw:frame draw:style-name="gr3" draw:text-style-name="P3" draw:layer="layout" svg:width="0.502cm" svg:height="0.726cm" svg:x="13.892cm" svg:y="8.721cm">
          <draw:text-box>
            <text:p text:style-name="P3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3T14:13:34</meta:creation-date>
    <dc:creator>Thomas Plotkowiak</dc:creator>
    <dc:date>2008-05-03T15:24:40</dc:date>
    <meta:editing-cycles>2</meta:editing-cycles>
    <meta:editing-duration>PT56M5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2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5cm" svg:stroke-color="#000000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2.453cm" chart:class="chart:scatter" chart:style-name="ch1">
        <chart:legend chart:legend-position="end" svg:x="10.352cm" svg:y="4.418cm" chart:style-name="ch2"/>
        <chart:plot-area chart:style-name="ch3" chart:data-source-has-labels="both" svg:x="0.099cm" svg:y="0.302cm" svg:width="18.659cm" svg:height="11.811cm">
          <chart:axis chart:dimension="x" chart:name="primary-x" chart:style-name="ch4">
            <chart:title svg:x="8.417cm" svg:y="11.579cm" chart:style-name="ch5">
              <text:p>Entfernung (m)</text:p>
            </chart:title>
            <chart:categories table:cell-range-address="local-table.$A$2:.$A$41"/>
          </chart:axis>
          <chart:axis chart:dimension="y" chart:name="primary-y" chart:style-name="ch4">
            <chart:title svg:x="-0.099cm" svg:y="7.138cm" chart:style-name="ch6">
              <text:p>Lautstärke (%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autstärke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0">
                <text:p>1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0">
                <text:p>1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0">
                <text:p>1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0">
                <text:p>1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0">
                <text:p>2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0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0">
                <text:p>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0">
                <text:p>2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0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0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